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dcdf" officeooo:paragraph-rsid="0013dcdf"/>
    </style:style>
    <style:style style:name="P2" style:family="paragraph" style:parent-style-name="Standard">
      <style:text-properties fo:font-weight="bold" officeooo:rsid="0013dcdf" officeooo:paragraph-rsid="0013dcdf" style:font-weight-asian="bold" style:font-weight-complex="bold"/>
    </style:style>
    <style:style style:name="P3" style:family="paragraph" style:parent-style-name="Standard">
      <style:text-properties fo:font-weight="bold" officeooo:rsid="0014fc3f" officeooo:paragraph-rsid="0014fc3f" style:font-weight-asian="bold" style:font-weight-complex="bold"/>
    </style:style>
    <style:style style:name="P4" style:family="paragraph" style:parent-style-name="Standard">
      <style:text-properties fo:font-weight="bold" officeooo:rsid="0016fb28" officeooo:paragraph-rsid="0016fb28" style:font-weight-asian="bold" style:font-weight-complex="bold"/>
    </style:style>
    <style:style style:name="P5" style:family="paragraph" style:parent-style-name="Standard">
      <style:text-properties fo:font-weight="bold" officeooo:rsid="001a7f8f" officeooo:paragraph-rsid="001a7f8f" style:font-weight-asian="bold" style:font-weight-complex="bold"/>
    </style:style>
    <style:style style:name="P6" style:family="paragraph" style:parent-style-name="Standard">
      <style:text-properties officeooo:rsid="0014fc3f" officeooo:paragraph-rsid="0014fc3f"/>
    </style:style>
    <style:style style:name="P7" style:family="paragraph" style:parent-style-name="Standard">
      <style:text-properties officeooo:rsid="0016fb28" officeooo:paragraph-rsid="0016fb28"/>
    </style:style>
    <style:style style:name="P8" style:family="paragraph" style:parent-style-name="Standard">
      <style:text-properties officeooo:rsid="001a7f8f" officeooo:paragraph-rsid="001a7f8f"/>
    </style:style>
    <style:style style:name="T1" style:family="text">
      <style:text-properties officeooo:rsid="0016fb28"/>
    </style:style>
    <style:style style:name="T2" style:family="text">
      <style:text-properties officeooo:rsid="001a7f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e aside</text:p>
      <text:p text:style-name="P1"><text:tab/>Aside, em inglês, quer dizer <text:span text:style-name="T2">no</text:span> lado.&lt;br/&gt;</text:p>
      <text:p text:style-name="P1"><text:s text:c="12"/>Usamos esta tag para definir elementos, ou agrupá-los, de modo que formem um bloco que não está diretamente ligado ao conteúdo principal da página.&lt;br/&gt;</text:p>
      <text:p text:style-name="P1"><text:s text:c="12"/>É comum o uso do elemento &lt;b&gt;&amp;lt;aside&amp;gt;&lt;/b&gt; em HTML5, para definir regiões para publicidade, links laterais, banners e tudo mais que não for conteúdo principal.</text:p>
      <text:p text:style-name="P1"/>
      <text:p text:style-name="P3">Parte nav</text:p>
      <text:p text:style-name="P1"><text:a xlink:type="simple" xlink:href="http://www.htmlprogressivo.net/2014/02/Tutorial-de-HTML5-Novas-Tags-Elementos-Semanticos.html" text:style-name="Internet_20_link" text:visited-style-name="Visited_20_Internet_20_Link">http://www.htmlprogressivo.net/2014/02/Tutorial-de-HTML5-Novas-Tags-Elementos-Semanticos.html</text:a></text:p>
      <text:p text:style-name="P1"><text:a xlink:type="simple" xlink:href="http://diveintohtml5.com.br/semantics.html" text:style-name="Internet_20_link" text:visited-style-name="Visited_20_Internet_20_Link">http://diveintohtml5.com.br/semantics.html</text:a></text:p>
      <text:p text:style-name="P1"><text:a xlink:type="simple" xlink:href="http://www.w3schools.com/html/default.asp" text:style-name="Internet_20_link" text:visited-style-name="Visited_20_Internet_20_Link">http://www.w3schools.com/html/default.asp</text:a></text:p>
      <text:p text:style-name="P1"/>
      <text:p text:style-name="P3">Parte <text:span text:style-name="T1">article </text:span>header</text:p>
      <text:p text:style-name="P6"><text:s text:c="20"/>Antes de mais nada, cuidado para não confundir &lt;b&gt;&amp;lt;header&amp;gt;&lt;/b&gt; com &lt;b&gt;&amp;lt;head&amp;gt;&lt;/b&gt;.&lt;br/&gt;</text:p>
      <text:p text:style-name="P6"><text:s text:c="20"/>Como o nome sugere, ele é usado para estruturar um cabeçalho, geralmente de informações, de uma página, como o nome do site, slogan, marca, títulos etc.</text:p>
      <text:p text:style-name="P6"/>
      <text:p text:style-name="P4">Parte article nav</text:p>
      <text:p text:style-name="P7"><text:tab/>A tag &lt;b&gt;&amp;lt;nav&amp;gt;&lt;/b&gt; se refere à navegação de um site, que geralmente é composta por links com as principais páginas ou seções.&lt;br/&gt;</text:p>
      <text:p text:style-name="P7"><text:s text:c="20"/>É um elemento genérico, pois no geral, os sites realmente possuem um local para o usuário navegar, se localizar e achar facilmente conteúdo em uma página.&lt;br/&gt;</text:p>
      <text:p text:style-name="P7"><text:s text:c="20"/>Ou seja, o &lt;b&gt;&amp;lt;nav&amp;gt;&lt;/b&gt; é um elemento para estruturar um site.</text:p>
      <text:p text:style-name="P7"/>
      <text:p text:style-name="P4">Parte article article</text:p>
      <text:p text:style-name="P7"><text:tab/>Como o nome pode sugerir, a tag &amp;lt;article&amp;gt; define e estrutura uma região do seu site, de modo a deixar ela mais independente.&lt;br/&gt;</text:p>
      <text:p text:style-name="P7"><text:s text:c="20"/>Por exemplo, o conteúdo textual do artigo ou um jogo online.&lt;br/&gt;</text:p>
      <text:p text:style-name="P7"><text:s text:c="20"/>Ele fica independendo do menu de navegação, barra lateral ou rodapé.</text:p>
      <text:p text:style-name="P7"/>
      <text:p text:style-name="P4">Parte article footer</text:p>
      <text:p text:style-name="P7"><text:tab/>Os tags &lt;b&gt;&amp;lt;footer&amp;gt;&lt;/b&gt; - rodapés são, geralmente, trechos de um site que aparecem ao fim de cada página.&lt;br/&gt;</text:p>
      <text:p text:style-name="P7"><text:s text:c="20"/>Sua ideia é a de dar informações sobre a página, sobre o site, listar outros links interessantes ou informações de direitos autorais.</text:p>
      <text:p text:style-name="P7"/>
      <text:p text:style-name="P4">Parte article section</text:p>
      <text:p text:style-name="P7"><text:tab/>Agora que já mostramos as tags &lt;b&gt;&amp;lt;article&amp;gt;&lt;/b&gt;, &lt;b&gt;&amp;lt;header&amp;gt;&lt;/b&gt; e &lt;b&gt;&amp;lt;footer&amp;gt;&lt;/b&gt;, ficará fácil entender a &lt;b&gt;&amp;lt;section&amp;gt;&lt;/b&gt;.</text:p>
      <text:p text:style-name="P7"><text:s text:c="20"/>A section é, simplesmente, uma seção.&lt;br/&gt;</text:p>
      <text:p text:style-name="P7"><text:s text:c="20"/>Ele define e estrutura diversas partes de uma página, é bem genérica e seu uso ajuda a organizar os elementos de uma página.&lt;br/&gt;</text:p>
      <text:p text:style-name="P7"><text:s text:c="20"/>Com este elemento do HTML5, você poderá agrupar elementos que tem algo em comum, como uma seção na página de um artigo, com informações do autor e uma foto. É uma section do autor.&lt;br/&gt;</text:p>
      <text:p text:style-name="P7"><text:s text:c="20"/>As &lt;b&gt;&amp;lt;section&amp;gt;&lt;/b&gt; são bem gerais e tem a função de agrupar elementos que fazem parte de um mesmo bloco lógico e estrutural, com relações entre si.</text:p>
      <text:p text:style-name="P7"/>
      <text:p text:style-name="P5">Parte footer</text:p>
      <text:p text:style-name="P8"><text:tab/>&amp;copy; 2014 W3Schools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3:01:53.357000000</meta:creation-date>
    <dc:date>2015-08-24T13:17:45.117000000</dc:date>
    <meta:editing-duration>PT8M36S</meta:editing-duration>
    <meta:editing-cycles>5</meta:editing-cycles>
    <meta:generator>LibreOffice/4.4.5.2$Linux_x86 LibreOffice_project/40$Build-2</meta:generator>
    <meta:document-statistic meta:table-count="0" meta:image-count="0" meta:object-count="0" meta:page-count="1" meta:paragraph-count="30" meta:word-count="371" meta:character-count="2746" meta:non-whitespace-character-count="2155"/>
  </office:meta>
</office:document-meta>
</file>